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position="" style:text-underline-style="none"/>
    </style:style>
    <style:style style:name="ce2" style:family="table-cell" style:parent-style-name="Default" style:data-style-name="N37">
      <style:text-properties style:text-position=""/>
    </style:style>
    <style:style style:name="ce3" style:family="table-cell" style:parent-style-name="Default" style:data-style-name="N37"/>
    <style:style style:name="ce4" style:family="table-cell" style:parent-style-name="Default" style:data-style-name="N37">
      <style:text-properties style:text-underline-style="none"/>
    </style:style>
    <style:style style:name="ce5" style:family="table-cell" style:parent-style-name="Default">
      <style:text-properties style:text-underline-style="none"/>
    </style:style>
  </office:automatic-styles>
  <office:body>
    <office:spreadsheet>
      <table:table table:name="Documentación" table:style-name="ta1" table:print="false">
        <table:table-column table:style-name="co1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 table:number-columns-repeated="2"/>
        </table:table-row>
        <table:table-row table:style-name="ro1">
          <table:table-cell office:value-type="string">
            <text:p>Documentación</text:p>
          </table:table-cell>
          <table:table-cell office:value-type="date" office:date-value="2011-09-29">
            <text:p>29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09-30">
            <text:p>30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3">
            <text:p>03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4">
            <text:p>04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0">
            <text:p>10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6">
            <text:p>16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7">
            <text:p>17/10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8">
            <text:p>18/10/11</text:p>
          </table:table-cell>
          <table:table-cell table:style-name="ce1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date" office:date-value="2011-10-19">
            <text:p>19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0">
            <text:p>20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4">
            <text:p>24/10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6">
            <text:p>26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7">
            <text:p>27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31">
            <text:p>31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2">
            <text:p>02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3">
            <text:p>03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7">
            <text:p>07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8">
            <text:p>08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9">
            <text:p>09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0">
            <text:p>10/11/11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4">
            <text:p>14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5">
            <text:p>15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6">
            <text:p>16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7">
            <text:p>17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1">
            <text:p>21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3">
            <text:p>23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4">
            <text:p>24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8">
            <text:p>28/11/11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9">
            <text:p>29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30">
            <text:p>30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1">
            <text:p>01/12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6">
            <text:p>06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7">
            <text:p>07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8">
            <text:p>08/12/11</text:p>
          </table:table-cell>
          <table:table-cell table:style-name="ce1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36])" office:value-type="float" office:value="148">
            <text:p>148</text:p>
          </table:table-cell>
          <table:table-cell table:number-columns-repeated="2"/>
        </table:table-row>
      </table:table>
      <table:table table:name="Desarrollo" table:style-name="ta1" table:print="false">
        <table:table-column table:style-name="co2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Desarrollo</text:p>
          </table:table-cell>
          <table:table-cell office:value-type="date" office:date-value="2011-12-13">
            <text:p>13/12/1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1-12-14">
            <text:p>14/12/11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1-12-15">
            <text:p>15/12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1-12-18">
            <text:p>18/12/1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1-12-19">
            <text:p>19/12/1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1-12-20">
            <text:p>20/12/11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date" office:date-value="2011-12-21">
            <text:p>21/12/1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1-12-28">
            <text:p>28/12/1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1-03">
            <text:p>03/01/12</text:p>
          </table:table-cell>
          <table:table-cell table:style-name="ce5"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1-04">
            <text:p>04/01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4" office:value-type="date" office:date-value="2012-01-09">
            <text:p>09/01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1-10">
            <text:p>10/01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1-11">
            <text:p>11/01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1-12">
            <text:p>12/01/12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2-01-16">
            <text:p>16/01/1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2-01-17">
            <text:p>17/01/1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2-01-18">
            <text:p>18/01/1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2-01-19">
            <text:p>19/01/1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2-01-25">
            <text:p>25/01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1-26">
            <text:p>26/01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1-30">
            <text:p>30/01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1-31">
            <text:p>31/01/1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2-02-01">
            <text:p>01/02/12</text:p>
          </table:table-cell>
          <table:table-cell office:value-type="float" office:value="6">
            <text:p>6</text:p>
          </table:table-cell>
        </table:table-row>
        <table:table-row table:style-name="ro1" table:number-rows-repeated="16">
          <table:table-cell/>
          <table:table-cell table:style-name="Default"/>
          <table:table-cell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5" table:formula="of:=SUM([.C2:.C36])" office:value-type="float" office:value="88">
            <text:p>88</text:p>
          </table:table-cell>
        </table:table-row>
      </table:table>
      <table:table table:name="Prueba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Memoria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otal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formula="of:=[Documentación.A2]" office:value-type="string" office:string-value="Documentación">
            <text:p>Documentación</text:p>
          </table:table-cell>
          <table:table-cell table:formula="of:=[Documentación.C41]" office:value-type="float" office:value="148">
            <text:p>148</text:p>
          </table:table-cell>
        </table:table-row>
        <table:table-row table:style-name="ro1">
          <table:table-cell table:formula="of:=[Desarrollo.A2]" office:value-type="string" office:string-value="Desarrollo">
            <text:p>Desarrollo</text:p>
          </table:table-cell>
          <table:table-cell table:formula="of:=[Desarrollo.C41]" office:value-type="float" office:value="88">
            <text:p>88</text:p>
          </table:table-cell>
        </table:table-row>
        <table:table-row table:style-name="ro1">
          <table:table-cell table:formula="of:=[Pruebas.A2]" office:value-type="float" office:value="0">
            <text:p>0</text:p>
          </table:table-cell>
          <table:table-cell/>
        </table:table-row>
        <table:table-row table:style-name="ro1">
          <table:table-cell table:formula="of:=[Memoria.A2]" office:value-type="float" office:value="0">
            <text:p>0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table:formula="of:= SUM([.B1:.B6])" office:value-type="float" office:value="236">
            <text:p>23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1">01/02/2012</text:date>, <text:time>18:54:5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1-10-17T00:32:46</meta:creation-date>
    <dc:date>2012-02-01T18:54:59</dc:date>
    <meta:editing-duration>PT35M3S</meta:editing-duration>
    <meta:editing-cycles>51</meta:editing-cycles>
    <meta:generator>LibreOffice/3.4$Unix LibreOffice_project/340m1$Build-302</meta:generator>
    <meta:document-statistic meta:table-count="5" meta:cell-count="136" meta:object-count="0"/>
  </office:meta>
</office:document-meta>
</file>